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85D00000321E1699FB69C1CA0CB.png" manifest:media-type="image/png"/>
  <manifest:file-entry manifest:full-path="Pictures/100002010000010F000000C15F4DB11EFAC5CF27.png" manifest:media-type="image/png"/>
  <manifest:file-entry manifest:full-path="Pictures/10000201000009F7000001579B3FF19E016BC37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25" style:family="paragraph" style:parent-style-name="Standard">
      <style:paragraph-properties fo:text-align="start" style:justify-single-word="false" style:shadow="none">
        <style:tab-stops/>
      </style:paragraph-properties>
      <style:text-properties officeooo:paragraph-rsid="000671e8"/>
    </style:style>
    <style:style style:name="P26" style:family="paragraph" style:parent-style-name="Standard">
      <style:paragraph-properties fo:text-align="start" style:justify-single-word="false" style:shadow="none">
        <style:tab-stops/>
      </style:paragraph-properties>
      <style:text-properties officeooo:paragraph-rsid="013c3d96"/>
    </style:style>
    <style:style style:name="P27" style:family="paragraph" style:parent-style-name="Standard">
      <style:paragraph-properties fo:text-align="start" style:justify-single-word="false" style:shadow="none">
        <style:tab-stops/>
      </style:paragraph-properties>
      <style:text-properties officeooo:paragraph-rsid="0244004d"/>
    </style:style>
    <style:style style:name="P28" style:family="paragraph" style:parent-style-name="Standard">
      <style:paragraph-properties style:shadow="none">
        <style:tab-stops/>
      </style:paragraph-properties>
      <style:text-properties officeooo:paragraph-rsid="01893ae1"/>
    </style:style>
    <style:style style:name="P29" style:family="paragraph" style:parent-style-name="Standard">
      <style:paragraph-properties style:shadow="none">
        <style:tab-stops/>
      </style:paragraph-properties>
      <style:text-properties officeooo:paragraph-rsid="01786e0e"/>
    </style:style>
    <style:style style:name="P30" style:family="paragraph" style:parent-style-name="Standard">
      <style:paragraph-properties style:shadow="none">
        <style:tab-stops/>
      </style:paragraph-properties>
      <style:text-properties officeooo:paragraph-rsid="000671e8"/>
    </style:style>
    <style:style style:name="P31" style:family="paragraph" style:parent-style-name="Table_20_Contents">
      <style:paragraph-properties style:shadow="none">
        <style:tab-stops/>
      </style:paragraph-properties>
      <style:text-properties officeooo:paragraph-rsid="019d8e7e"/>
    </style:style>
    <style:style style:name="P32" style:family="paragraph" style:parent-style-name="Table_20_Contents">
      <style:paragraph-properties style:shadow="none">
        <style:tab-stops/>
      </style:paragraph-properties>
      <style:text-properties officeooo:paragraph-rsid="022e997a"/>
    </style:style>
    <style:style style:name="P33" style:family="paragraph" style:parent-style-name="Text_20_body">
      <style:paragraph-properties fo:text-align="start" style:justify-single-word="false" style:shadow="none">
        <style:tab-stops/>
      </style:paragraph-properties>
      <style:text-properties officeooo:paragraph-rsid="01b03645"/>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5"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6" style:family="paragraph" style:parent-style-name="Table_20_Heading">
      <style:text-properties officeooo:paragraph-rsid="011fd901"/>
    </style:style>
    <style:style style:name="P37" style:family="paragraph" style:parent-style-name="Table_20_Heading">
      <style:paragraph-properties fo:text-align="center" style:justify-single-word="false"/>
      <style:text-properties officeooo:paragraph-rsid="01266f9a"/>
    </style:style>
    <style:style style:name="P38" style:family="paragraph" style:parent-style-name="Table_20_Heading">
      <style:paragraph-properties fo:text-align="center" style:justify-single-word="false"/>
      <style:text-properties officeooo:paragraph-rsid="018d03db"/>
    </style:style>
    <style:style style:name="P39" style:family="paragraph" style:parent-style-name="Table_20_Heading">
      <style:paragraph-properties fo:text-align="center" style:justify-single-word="false"/>
      <style:text-properties officeooo:paragraph-rsid="01d826f6"/>
    </style:style>
    <style:style style:name="P40" style:family="paragraph" style:parent-style-name="Table_20_Heading">
      <style:paragraph-properties fo:text-align="center" style:justify-single-word="false"/>
      <style:text-properties officeooo:rsid="01145009" officeooo:paragraph-rsid="0127376b"/>
    </style:style>
    <style:style style:name="P41" style:family="paragraph" style:parent-style-name="Table_20_Heading">
      <style:text-properties officeooo:paragraph-rsid="0190345c"/>
    </style:style>
    <style:style style:name="P42" style:family="paragraph" style:parent-style-name="Table_20_Heading">
      <style:text-properties officeooo:paragraph-rsid="01946a27"/>
    </style:style>
    <style:style style:name="P43" style:family="paragraph" style:parent-style-name="Table_20_Heading">
      <style:text-properties officeooo:rsid="01e14848" officeooo:paragraph-rsid="01e14848"/>
    </style:style>
    <style:style style:name="P44" style:family="paragraph" style:parent-style-name="Table_20_Main_20_Content_20_Right">
      <style:text-properties officeooo:paragraph-rsid="011930c8"/>
    </style:style>
    <style:style style:name="P45" style:family="paragraph" style:parent-style-name="Table_20_Main_20_Content_20_Right">
      <style:text-properties officeooo:rsid="02004b30" officeooo:paragraph-rsid="02004b30"/>
    </style:style>
    <style:style style:name="P46" style:family="paragraph" style:parent-style-name="Table_20_Main_20_Content_20_Right">
      <style:text-properties fo:font-weight="bold" style:font-weight-asian="bold" style:font-weight-complex="bold"/>
    </style:style>
    <style:style style:name="P47" style:family="paragraph" style:parent-style-name="Table_20_Main_20_Content_20_Left">
      <style:paragraph-properties fo:text-align="start" style:justify-single-word="false"/>
      <style:text-properties officeooo:paragraph-rsid="014acc83"/>
    </style:style>
    <style:style style:name="P48"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9" style:family="paragraph" style:parent-style-name="Table_20_Header_20_center">
      <style:text-properties officeooo:paragraph-rsid="019ba886"/>
    </style:style>
    <style:style style:name="P50" style:family="paragraph" style:parent-style-name="Table_20_Header_20_center">
      <style:text-properties officeooo:paragraph-rsid="01fbe672"/>
    </style:style>
    <style:style style:name="P51" style:family="paragraph" style:parent-style-name="Table_20_Totals_20_Header">
      <style:text-properties officeooo:paragraph-rsid="00eaae7a"/>
    </style:style>
    <style:style style:name="P52" style:family="paragraph" style:parent-style-name="Table_20_Totals_20_Header">
      <style:text-properties officeooo:paragraph-rsid="0216e7d8"/>
    </style:style>
    <style:style style:name="P53" style:family="paragraph" style:parent-style-name="Table_20_Main_20_Header">
      <style:text-properties officeooo:paragraph-rsid="0197cffe"/>
    </style:style>
    <style:style style:name="P54" style:family="paragraph" style:parent-style-name="Table_20_Main_20_Header">
      <style:text-properties officeooo:paragraph-rsid="0197da6f"/>
    </style:style>
    <style:style style:name="P55" style:family="paragraph" style:parent-style-name="Table_20_Main_20_Header">
      <style:text-properties officeooo:paragraph-rsid="01989989"/>
    </style:style>
    <style:style style:name="P56" style:family="paragraph" style:parent-style-name="Table_20_Main_20_Header">
      <style:text-properties officeooo:paragraph-rsid="024a8fdf"/>
    </style:style>
    <style:style style:name="P57" style:family="paragraph" style:parent-style-name="Text_20_body">
      <style:text-properties officeooo:paragraph-rsid="0182aac9"/>
    </style:style>
    <style:style style:name="P58" style:family="paragraph" style:parent-style-name="Text_20_body">
      <style:text-properties officeooo:paragraph-rsid="01a4d5e9"/>
    </style:style>
    <style:style style:name="P59" style:family="paragraph" style:parent-style-name="Text_20_body">
      <style:text-properties officeooo:paragraph-rsid="01a67222"/>
    </style:style>
    <style:style style:name="P60" style:family="paragraph" style:parent-style-name="Table_20_Totals_20_Content_20_Highlight">
      <style:text-properties officeooo:paragraph-rsid="021aa720"/>
    </style:style>
    <style:style style:name="P61" style:family="paragraph" style:parent-style-name="Table_20_Totals_20_Content">
      <style:text-properties officeooo:paragraph-rsid="0215f757"/>
    </style:style>
    <style:style style:name="P62" style:family="paragraph" style:parent-style-name="Table_20_Totals_20_Content">
      <style:text-properties officeooo:paragraph-rsid="021addb1"/>
    </style:style>
    <style:style style:name="P63" style:family="paragraph" style:parent-style-name="Table_20_Main_20_Content_20_Small_20_Left">
      <style:text-properties officeooo:paragraph-rsid="0208af1e"/>
    </style:style>
    <style:style style:name="P64" style:family="paragraph" style:parent-style-name="Table_20_Main_20_Category_20_Title">
      <style:paragraph-properties fo:text-align="start" style:justify-single-word="false"/>
      <style:text-properties officeooo:paragraph-rsid="024f1ebd"/>
    </style:style>
    <style:style style:name="P65" style:family="paragraph" style:parent-style-name="Body_20_Text_20_3">
      <style:paragraph-properties fo:text-align="justify" style:justify-single-word="false"/>
      <style:text-properties officeooo:paragraph-rsid="027c1310"/>
    </style:style>
    <style:style style:name="P6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6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6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5pt" officeooo:paragraph-rsid="027c1310" style:font-size-asian="7.5pt" style:font-name-complex="Arial2" style:font-size-complex="7.5pt"/>
    </style:style>
    <style:style style:name="P69" style:family="paragraph" style:parent-style-name="Normal">
      <style:paragraph-properties fo:line-height="100%"/>
      <style:text-properties style:font-name="Arial Narrow" fo:font-size="7.5pt" officeooo:paragraph-rsid="027c1310" style:font-size-asian="7.5pt" style:font-name-complex="Arial2" style:font-size-complex="7.5pt"/>
    </style:style>
    <style:style style:name="P7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7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7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73" style:family="paragraph" style:parent-style-name="Normal">
      <style:paragraph-properties fo:margin-top="0in" fo:margin-bottom="0in" loext:contextual-spacing="false" fo:line-height="100%" fo:text-align="justify" style:justify-single-word="false" fo:orphans="0" fo:widows="0"/>
      <style:text-properties style:font-name="Arial Narrow" fo:font-size="7.5pt" officeooo:paragraph-rsid="027c1310" style:font-size-asian="7.5pt" style:font-name-complex="Arial2" style:font-size-complex="7.5pt"/>
    </style:style>
    <style:style style:name="P74" style:family="paragraph" style:parent-style-name="Normal">
      <style:paragraph-properties fo:margin-top="0in" fo:margin-bottom="0in" loext:contextual-spacing="false" fo:line-height="100%" fo:text-align="justify" style:justify-single-word="false"/>
      <style:text-properties style:font-name="Arial Narrow" fo:font-size="7.5pt" officeooo:paragraph-rsid="027c1310" style:font-size-asian="7.5pt" style:font-name-complex="Arial2" style:font-size-complex="7.5pt"/>
    </style:style>
    <style:style style:name="P75"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76"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77" style:family="paragraph" style:parent-style-name="Text_20_body" style:master-page-name="">
      <style:paragraph-properties style:page-number="auto" fo:break-after="page"/>
      <style:text-properties officeooo:paragraph-rsid="0182aac9"/>
    </style:style>
    <style:style style:name="P78" style:family="paragraph" style:parent-style-name="Heading_20_1">
      <style:text-properties officeooo:paragraph-rsid="01899624"/>
    </style:style>
    <style:style style:name="P79" style:family="paragraph" style:parent-style-name="Heading_20_1">
      <style:text-properties officeooo:paragraph-rsid="018d03db"/>
    </style:style>
    <style:style style:name="P80" style:family="paragraph" style:parent-style-name="Heading_20_2">
      <style:paragraph-properties fo:margin-top="0in" fo:margin-bottom="0.111in" loext:contextual-spacing="false"/>
      <style:text-properties style:font-name="Arial Narrow" fo:font-size="7.5pt" officeooo:paragraph-rsid="027c1310" style:font-size-asian="7.5pt" style:font-name-complex="Arial2" style:font-size-complex="7.5pt"/>
    </style:style>
    <style:style style:name="P81" style:family="paragraph" style:parent-style-name="Heading_20_2">
      <style:paragraph-properties fo:margin-top="0in" fo:margin-bottom="0.111in" loext:contextual-spacing="false" fo:text-align="center" style:justify-single-word="false"/>
      <style:text-properties style:font-name="Arial Narrow" fo:font-size="7.5pt" officeooo:paragraph-rsid="027c1310" style:font-size-asian="7.5pt" style:font-name-complex="Arial2" style:font-size-complex="7.5pt"/>
    </style:style>
    <style:style style:name="P82" style:family="paragraph" style:parent-style-name="Heading_20_2">
      <style:paragraph-properties fo:margin-top="0in" fo:margin-bottom="0.111in" loext:contextual-spacing="false" fo:text-align="center" style:justify-single-word="false"/>
      <style:text-properties style:font-name="Arial Narrow" fo:font-size="7.5pt" fo:font-weight="bold" officeooo:paragraph-rsid="027c1310" style:font-size-asian="7.5pt" style:font-weight-asian="bold" style:font-name-complex="Arial2" style:font-size-complex="7.5pt"/>
    </style:style>
    <style:style style:name="P83"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font-weight-complex="bold"/>
    </style:style>
    <style:style style:name="P84"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5"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5pt" fo:font-weight="bold" officeooo:paragraph-rsid="027c1310" style:font-size-asian="7.5pt" style:font-weight-asian="bold" style:font-name-complex="Arial2" style:font-size-complex="7.5pt"/>
    </style:style>
    <style:style style:name="P86"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7"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9"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78b9d5" style:font-size-asian="11pt" style:font-size-complex="11pt"/>
    </style:style>
    <style:style style:name="T6" style:family="text">
      <style:text-properties style:font-name="Arial2" fo:font-size="11pt" officeooo:rsid="0281ece7" style:font-size-asian="11pt" style:font-size-complex="11pt"/>
    </style:style>
    <style:style style:name="T7" style:family="text">
      <style:text-properties style:font-name="Arial2" officeooo:rsid="012e50a9"/>
    </style:style>
    <style:style style:name="T8" style:family="text">
      <style:text-properties style:font-name="Arial2" officeooo:rsid="013c3d96"/>
    </style:style>
    <style:style style:name="T9" style:family="text">
      <style:text-properties style:font-name="Arial2" fo:font-size="10pt" officeooo:rsid="0073df77" style:font-size-asian="10pt" style:font-size-complex="10pt"/>
    </style:style>
    <style:style style:name="T10" style:family="text">
      <style:text-properties officeooo:rsid="00de494d"/>
    </style:style>
    <style:style style:name="T11" style:family="text">
      <style:text-properties officeooo:rsid="013c3d96"/>
    </style:style>
    <style:style style:name="T12" style:family="text">
      <style:text-properties officeooo:rsid="013c3d96" fo:background-color="#ff3333" loext:char-shading-value="0"/>
    </style:style>
    <style:style style:name="T13" style:family="text">
      <style:text-properties officeooo:rsid="013f1478"/>
    </style:style>
    <style:style style:name="T14" style:family="text">
      <style:text-properties officeooo:rsid="0141ba70"/>
    </style:style>
    <style:style style:name="T15" style:family="text">
      <style:text-properties officeooo:rsid="0148462c"/>
    </style:style>
    <style:style style:name="T16" style:family="text">
      <style:text-properties officeooo:rsid="014acc83"/>
    </style:style>
    <style:style style:name="T17" style:family="text">
      <style:text-properties officeooo:rsid="00d936c0"/>
    </style:style>
    <style:style style:name="T18" style:family="text">
      <style:text-properties officeooo:rsid="018b7c1f"/>
    </style:style>
    <style:style style:name="T19" style:family="text">
      <style:text-properties officeooo:rsid="01a34143"/>
    </style:style>
    <style:style style:name="T20" style:family="text">
      <style:text-properties officeooo:rsid="01a4d5e9"/>
    </style:style>
    <style:style style:name="T21" style:family="text">
      <style:text-properties officeooo:rsid="01ad6983"/>
    </style:style>
    <style:style style:name="T22" style:family="text">
      <style:text-properties officeooo:rsid="023940d1"/>
    </style:style>
    <style:style style:name="T23" style:family="text">
      <style:text-properties officeooo:rsid="024745fc"/>
    </style:style>
    <style:style style:name="T24" style:family="text">
      <style:text-properties officeooo:rsid="024e03ea"/>
    </style:style>
    <style:style style:name="T25" style:family="text">
      <style:text-properties officeooo:rsid="024f1ebd"/>
    </style:style>
    <style:style style:name="T26" style:family="text">
      <style:text-properties officeooo:rsid="02720813"/>
    </style:style>
    <style:style style:name="T27" style:family="text">
      <style:text-properties officeooo:rsid="0278814a"/>
    </style:style>
    <style:style style:name="T28" style:family="text">
      <style:text-properties style:font-name="Arial Narrow" fo:font-size="7.5pt" style:font-size-asian="7.5pt" style:font-name-complex="Arial2" style:font-size-complex="7.5pt"/>
    </style:style>
    <style:style style:name="T29" style:family="text">
      <style:text-properties style:font-name="Arial Narrow" fo:font-size="7.5pt" style:font-size-asian="7.5pt" style:font-name-complex="Arial2" style:font-size-complex="7.5pt" style:font-style-complex="italic" style:font-weight-complex="bold"/>
    </style:style>
    <style:style style:name="T30" style:family="text">
      <style:text-properties style:font-name="Arial Narrow" fo:font-size="7.5pt" style:font-size-asian="7.5pt" style:font-name-complex="Arial2" style:font-size-complex="7.5pt" style:font-weight-complex="bold"/>
    </style:style>
    <style:style style:name="T31"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32" style:family="text">
      <style:text-properties style:font-name="Arial Narrow" fo:font-size="7.5pt" fo:font-weight="bold" style:font-size-asian="7.5pt" style:font-weight-asian="bold" style:font-name-complex="Arial2" style:font-size-complex="7.5pt"/>
    </style:style>
    <style:style style:name="T33"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4" style:family="text">
      <style:text-properties style:font-name="Arial Narrow" fo:font-size="7.5pt" fo:font-weight="bold" style:font-size-asian="7.5pt" style:font-weight-asian="bold" style:font-name-complex="Arial2" style:font-size-complex="7.5pt" style:font-weight-complex="bold"/>
    </style:style>
    <style:style style:name="T35" style:family="text">
      <style:text-properties style:font-name="Arial Narrow" fo:font-size="7.5pt" fo:background-color="#ffff00" loext:char-shading-value="0" style:font-size-asian="7.5pt" style:font-name-complex="Arial2" style:font-size-complex="7.5pt"/>
    </style:style>
    <style:style style:name="T36" style:family="text">
      <style:text-properties style:font-name="Arial Narrow" fo:font-size="7.5pt" fo:background-color="#ffff00" loext:char-shading-value="0" style:font-size-asian="7.5pt" style:font-name-complex="Arial2" style:font-size-complex="7.5pt" style:font-weight-complex="bold"/>
    </style:style>
    <style:style style:name="T37" style:family="text">
      <style:text-properties style:font-name="Arial Narrow" fo:font-size="7.5pt" fo:language="es" fo:country="ES" style:font-size-asian="7.5pt" style:font-name-complex="Arial2" style:font-size-complex="7.5pt"/>
    </style:style>
    <style:style style:name="T38" style:family="text">
      <style:text-properties style:font-name="Arial Narrow" fo:font-size="7.5pt" fo:language="es" fo:country="ES" fo:font-weight="bold" style:font-size-asian="7.5pt" style:font-weight-asian="bold" style:font-name-complex="Arial2" style:font-size-complex="7.5pt"/>
    </style:style>
    <style:style style:name="T39" style:family="text">
      <style:text-properties style:font-name="Arial Narrow" fo:font-size="7.5pt" fo:background-color="transparent" loext:char-shading-value="0" style:font-size-asian="7.5pt" style:font-name-complex="Arial2" style:font-size-complex="7.5pt" style:font-weight-complex="bold"/>
    </style:style>
    <style:style style:name="T40" style:family="text">
      <style:text-properties style:font-name="Arial Narrow" fo:font-size="7.5pt" fo:background-color="transparent" loext:char-shading-value="0" style:font-size-asian="7.5pt" style:font-name-complex="Arial2" style:font-size-complex="7.5pt" style:font-weight-complex="bold"/>
    </style:style>
    <style:style style:name="T41"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42" style:family="text">
      <style:text-properties fo:color="#000000" style:font-name="Arial Narrow" fo:font-size="7.5pt" fo:font-weight="bold" fo:background-color="#ffffff" loext:char-shading-value="0" style:font-size-asian="7.5pt" style:font-weight-asian="bold" style:font-name-complex="Arial2" style:font-size-complex="7.5pt" style:font-weight-complex="bold"/>
    </style:style>
    <style:style style:name="T43" style:family="text">
      <style:text-properties fo:color="#000000" style:font-name="Arial Narrow" fo:font-size="7.5pt" fo:background-color="#ffffff" loext:char-shading-value="0" style:font-size-asian="7.5pt" style:font-name-complex="Arial2" style:font-size-complex="7.5pt"/>
    </style:style>
    <style:style style:name="T44" style:family="text">
      <style:text-properties fo:color="#000000" style:font-name="Arial Narrow" fo:font-size="7.5pt" style:font-size-asian="7.5pt" style:font-name-complex="Arial2" style:font-size-complex="7.5pt"/>
    </style:style>
    <style:style style:name="T45" style:family="text">
      <style:text-properties officeooo:rsid="027cf330"/>
    </style:style>
    <style:style style:name="T46" style:family="text">
      <style:text-properties officeooo:rsid="027f871c"/>
    </style:style>
    <style:style style:name="T47" style:family="text">
      <style:text-properties officeooo:rsid="02807c85"/>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s>
      <text:p text:style-name="P91"><text:a xlink:type="simple" xlink:href="py3o://for=%22obj%20in%20objects%22" text:style-name="Internet_20_link" text:visited-style-name="Visited_20_Internet_20_Link"><text:span text:style-name="T3">for="obj in objects"</text:span></text:a></text:p>
      <text:p text:style-name="P28"><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7">with="o=obj.with_context(lang=lang)"</text:span></text:a></text:p>
      <text:p text:style-name="P27"><text:a xlink:type="simple" xlink:href="py3o://with=%22doc_name=(report_xml.report_name=='sale.report_saleorder_pro_forma'%20and%20(lang=='es_MX'%20and%20'PROFORMA'%20or%20'PRO-FORMA%20Invoice')%20or%20(o.state%20in%20('sale',%20'done')%20and%20(lang=='es_MX'%20and%20'Orden%20de%20Compra'%20or%20'Order%20Acknowledgement')%20or%20(lang=='es_MX'%20and%20'Cotización'%20or%20'Quotation')))%22" text:style-name="Internet_20_link" text:visited-style-name="Visited_20_Internet_20_Link"><text:span text:style-name="T45">with="doc_name=(report_xml.report_name=='sale.report_saleorder_pro_forma' and (lang=='es_MX' and 'PROFORMA' or 'PRO-FORMA Invoice') or (o.state in ('sale', 'done') and (lang=='es_MX' and 'Orden de Compra' or 'Order Acknowledgement') or (lang=='es_MX' and 'Cotización' or 'Quotation')))"</text:span></text:a></text:p>
      <text:p text:style-name="P25"><text:a xlink:type="simple" xlink:href="py3o://if=%22o.state%20!=%20'cancel'%22" text:style-name="Internet_20_link" text:visited-style-name="Visited_20_Internet_20_Link"><text:span text:style-name="T18">if="o.state != 'cancel'"</text:span></text:a></text:p>
      <text:h text:style-name="P78" text:outline-level="1"><text:user-field-get text:name="py3o.doc_name">Document Name</text:user-field-get><text:s/><text:user-field-get text:name="py3o.o.name">Order Number</text:user-field-get></text:h>
      <text:p text:style-name="P25"><text:a xlink:type="simple" xlink:href="py3o:///if" text:style-name="Internet_20_link" text:visited-style-name="Visited_20_Internet_20_Link"><text:span text:style-name="T1">/if</text:span></text:a></text:p>
      <text:p text:style-name="P26"><text:a xlink:type="simple" xlink:href="py3o://if=%22o.state%20==%20'cancel'%22" text:style-name="Internet_20_link" text:visited-style-name="Visited_20_Internet_20_Link"><text:span text:style-name="T8">if="o.state == 'cancel'"</text:span></text:a></text:p>
      <text:h text:style-name="P79" text:outline-level="1"><text:user-field-get text:name="py3o.doc_name">Document Name</text:user-field-get><text:s/><text:span text:style-name="T12">annulé</text:span><text:span text:style-name="T11"> </text:span><text:user-field-get text:name="py3o.o.name">Order Number</text:user-field-get></text:h>
      <text:p text:style-name="P26"><text:a xlink:type="simple" xlink:href="py3o:///if" text:style-name="Internet_20_link" text:visited-style-name="Visited_20_Internet_20_Link"><text:span text:style-name="T1">/if</text:span></text:a></text:p>
      <text:p text:style-name="P33"><text:a xlink:type="simple" xlink:href="py3o:///with" text:style-name="Internet_20_link" text:visited-style-name="Visited_20_Internet_20_Link"><text:span text:style-name="T4">/with</text:span></text:a></text:p>
      <text:p text:style-name="P35"/>
      <text:p text:style-name="P34"/>
      <text:p text:style-name="Small_20_new_20_line"/>
      <text:p text:style-name="P23"><text:a xlink:type="simple" xlink:href="py3o://with=%22customer_ref_label=lang=='es_MX'%20and%20'N°%20cliente%20:'%20or%20'Customer%20Number:'%22" text:style-name="Internet_20_link" text:visited-style-name="Visited_20_Internet_20_Link"><text:span text:style-name="T45">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45">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9"><text:text-input text:description="py3o://function=&quot;lang=='es_MX' and '''Dirección''' or 'Buyer Address'&quot;">Cliente</text:text-input></text:p>
          </table:table-cell>
          <table:table-cell table:style-name="Tableau1.B1" office:value-type="string">
            <text:p text:style-name="P37"/>
          </table:table-cell>
          <table:table-cell table:style-name="Tableau1.A1" office:value-type="string">
            <text:p text:style-name="P38"/>
          </table:table-cell>
          <table:table-cell table:style-name="Tableau1.B1" office:value-type="string">
            <text:p text:style-name="P40"/>
          </table:table-cell>
          <table:table-cell table:style-name="Tableau1.A1" office:value-type="string">
            <text:p text:style-name="P38"/>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10">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3"><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1">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6"><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50"><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8"><text:soft-page-break/><text:a xlink:type="simple" xlink:href="py3o:///with" text:style-name="Internet_20_link" text:visited-style-name="Visited_20_Internet_20_Link"><text:span text:style-name="T20">/with</text:span></text:a></text:p>
      <text:p text:style-name="P58"><text:a xlink:type="simple" xlink:href="py3o:///with" text:style-name="Internet_20_link" text:visited-style-name="Visited_20_Internet_20_Link"><text:span text:style-name="T20">/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Table_20_Main_20_Header">Descrip<text:span text:style-name="T46">ción</text:span></text:p>
            </table:table-cell>
            <table:table-cell table:style-name="Tableau5.A1" office:value-type="string">
              <text:p text:style-name="P56"><text:text-input text:description="py3o://function=&quot;lang=='es_MX' and 'Cant' or 'Qty'&quot;">Qty</text:text-input></text:p>
            </table:table-cell>
            <table:table-cell table:style-name="Tableau5.A1" office:value-type="string">
              <text:p text:style-name="P56"><text:text-input text:description="py3o://function=&quot;lang=='es_MX' and 'Unidad' or 'Unit'&quot;">Unit</text:text-input></text:p>
            </table:table-cell>
            <table:table-cell table:style-name="Tableau5.A1" office:value-type="string">
              <text:p text:style-name="P53"><text:text-input text:description="py3o://function=&quot;lang=='es_MX' and 'Precio' or 'Unit Price'&quot;">Unit Price</text:text-input></text:p>
            </table:table-cell>
            <table:table-cell table:style-name="Tableau5.A1" office:value-type="string">
              <text:p text:style-name="P55"><text:text-input text:description="py3o://function=&quot;o.has_discount and (lang=='es_MX' and 'Desc.' or 'Disc.') or ''&quot;">Disc.</text:text-input></text:p>
            </table:table-cell>
            <table:table-cell table:style-name="Tableau5.F1" office:value-type="string">
              <text:p text:style-name="P54"><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3">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4">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4"/>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5"><text:text-input text:description="py3o://function=&quot;o_format_lang(l['line'].product_uom_qty, dp='Product Unit of Measure', lang_code=lang)&quot;">[product_uom_qty]</text:text-input></text:p>
          </table:table-cell>
          <table:table-cell table:style-name="Tableau5.C4" office:value-type="string">
            <text:p text:style-name="P63"><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4"><text:a xlink:type="simple" xlink:href="py3o://if=%22l['line'].discount%22" text:style-name="Internet_20_link" text:visited-style-name="Visited_20_Internet_20_Link"><text:span text:style-name="T14">if="l['line'].discount"</text:span></text:a></text:p>
            <text:p text:style-name="P44"><text:text-input text:description="py3o://function=&quot;o_format_lang(l['line'].discount, dp='Discount', lang_code=lang) + '%25'&quot;">[discount]</text:text-input></text:p>
            <text:p text:style-name="P44"><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5">/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4"/>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4">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4"/>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64"><text:a xlink:type="simple" xlink:href="py3o://if=%22l.get('line')%20and%20l['line'].display_type%20==%20'line_note'%22" text:style-name="Internet_20_link" text:visited-style-name="Visited_20_Internet_20_Link"><text:span text:style-name="T25">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5">/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4"/>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7"><text:a xlink:type="simple" xlink:href="py3o://if=%22'subtotal'%20in%20l%22" text:style-name="Internet_20_link" text:visited-style-name="Visited_20_Internet_20_Link"><text:span text:style-name="T16">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4"/>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8"><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6"><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5">/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4"/>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61"><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1"><text:a xlink:type="simple" xlink:href="py3o://for=%22(tax_name,%20tax_amount,%20tax_base,%20tax_formated_amount,%20formated_base)%20in%20o.amount_by_group%22" text:style-name="Internet_20_link" text:visited-style-name="Visited_20_Internet_20_Link"><text:span text:style-name="T23">for="(tax_name, tax_amount, tax_base, tax_formated_amount, formated_base) in o.amount_by_group"</text:span></text:a></text:p>
          </table:table-cell>
          <table:table-cell table:style-name="Tableau9.C4" office:value-type="string">
            <text:p text:style-name="P62"/>
          </table:table-cell>
        </table:table-row>
        <table:table-row>
          <table:table-cell table:style-name="Tableau9.A1" office:value-type="string">
            <text:p text:style-name="P6"/>
          </table:table-cell>
          <table:table-cell table:style-name="Tableau9.B2" office:value-type="string">
            <text:p text:style-name="P51"><text:user-field-get text:name="py3o.tax_name">tax_name</text:user-field-get></text:p>
          </table:table-cell>
          <table:table-cell table:style-name="Tableau9.C4" office:value-type="string">
            <text:p text:style-name="P62"><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1"><text:a xlink:type="simple" xlink:href="py3o:///for" text:style-name="Internet_20_link" text:visited-style-name="Visited_20_Internet_20_Link"><text:span text:style-name="T22">/for</text:span></text:a><text:text-input text:description="py3o://function=&quot;lang=='fr_FR' and u'Total taxes' or u'Tax Total'&quot;"/></text:p>
          </table:table-cell>
          <table:table-cell table:style-name="Tableau9.C4" office:value-type="string">
            <text:p text:style-name="P62"><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2"><text:text-input text:description="py3o://function=&quot;lang=='es_MX' and 'Gran Total' or 'Total'&quot;">Total</text:text-input></text:p>
          </table:table-cell>
          <table:table-cell table:style-name="Tableau9.C5" office:value-type="string">
            <text:p text:style-name="P60"><text:text-input text:description="py3o://function=&quot;o_format_lang(o.amount_total, currency_obj=o.currency_id, lang_code=lang)">[o.amount_total]</text:text-input></text:p>
          </table:table-cell>
        </table:table-row>
      </table:table>
      <text:p text:style-name="P30"><text:a xlink:type="simple" xlink:href="py3o://if=%22o.note%22" text:style-name="Internet_20_link" text:visited-style-name="Visited_20_Internet_20_Link"><text:span text:style-name="T7">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47">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9"><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1"><text:a xlink:type="simple" xlink:href="py3o://with=%22bank_label=lang=='es_MX'%20and%20'Banco:'%20or%20'Bank:'%22" text:style-name="Internet_20_link" text:visited-style-name="Visited_20_Internet_20_Link"><text:span text:style-name="T6">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9"><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2"><text:span text:style-name="T9">IBAN : </text:span><text:span text:style-name="T9"><text:user-field-get text:name="py3o.o.payment_mode_id.fixed_journal_id.bank_account_id.acc_number">[IBAN]</text:user-field-get></text:span><text:span text:style-name="T9"><text:s/>- BIC : </text:span><text:span text:style-name="T9"><text:user-field-get text:name="py3o.o.payment_mode_id.fixed_journal_id.bank_account_id.bank_id.bic">[BIC]</text:user-field-get></text:span><text:span text:style-name="T9"><text:s/>- </text:span><text:span text:style-name="T9"><text:user-field-get text:name="py3o.bank_label">[Bank Label]</text:user-field-get></text:span><text:span text:style-name="T9"><text:s/></text:span><text:span text:style-name="T9"><text:user-field-get text:name="py3o.o.payment_mode_id.fixed_journal_id.bank_account_id.bank_id.name">[Bank Name]</text:user-field-get></text:span></text:p>
          </table:table-cell>
        </table:table-row>
      </table:table>
      <text:p text:style-name="P59"><text:a xlink:type="simple" xlink:href="py3o:///with" text:style-name="Internet_20_link" text:visited-style-name="Visited_20_Internet_20_Link"><text:span text:style-name="T20">/with</text:span></text:a></text:p>
      <text:p text:style-name="P57"><text:soft-page-break/><text:a xlink:type="simple" xlink:href="py3o:///if" text:style-name="Internet_20_link" text:visited-style-name="Visited_20_Internet_20_Link">/if</text:a></text:p>
      <text:p text:style-name="P77"/>
      <text:p text:style-name="P57"/>
      <text:p text:style-name="P57"><text:a xlink:type="simple" xlink:href="py3o:///with" text:style-name="Internet_20_link" text:visited-style-name="Visited_20_Internet_20_Link"><text:span text:style-name="T20">/with</text:span></text:a></text:p>
      <text:p text:style-name="P58"><text:a xlink:type="simple" xlink:href="py3o:///with" text:style-name="Internet_20_link" text:visited-style-name="Visited_20_Internet_20_Link"><text:span text:style-name="T20">/with</text:span></text:a></text:p>
      <text:p text:style-name="P57"><text:a xlink:type="simple" xlink:href="py3o:///for" text:style-name="Internet_20_link" text:visited-style-name="Visited_20_Internet_20_Link"><text:span text:style-name="T19">/for</text:span></text:a></text:p>
      <text:p text:style-name="P57"/>
      <text:p text:style-name="P92"><text:text-input text:description="py3o://for=&quot;obj in objects&quot;">for="obj in objects"</text:text-input></text:p>
      <text:h text:style-name="P80" text:outline-level="2"><text:bookmark-start text:name="_Toc2946356"/>CONTRATO DE PRESTACIÓN DE SERVICIOS PROFESIONALES D<text:bookmark-end text:name="_Toc2946356"/>E CAPACITACIÓN</text:h>
      <text:p text:style-name="P65"><text:span text:style-name="Default_20_Paragraph_20_Font"><text:span text:style-name="T28">CONTRATO DE PRESTACIÓN DE SERVICIOS PROFESIONALES DE CAPACITACIÓN</text:span></text:span><text:span text:style-name="Default_20_Paragraph_20_Font"><text:span text:style-name="T31">, </text:span></text:span><text:span text:style-name="Default_20_Paragraph_20_Font"><text:span text:style-name="T28">QUE CELEBRAN POR UNA PARTE, </text:span></text:span><text:span text:style-name="Default_20_Paragraph_20_Font"><text:span text:style-name="T32">LA EMPRESA</text:span></text:span><text:span text:style-name="Default_20_Paragraph_20_Font"><text:span text:style-name="T28"> </text:span></text:span><text:span text:style-name="Default_20_Paragraph_20_Font"><text:span text:style-name="T32">OTERCES CONSULTORES DE MÉXICO, S.A. DE C.V. </text:span></text:span><text:span text:style-name="Default_20_Paragraph_20_Font"><text:span text:style-name="T28">REPRESENTADO EN ESTE ACTO POR </text:span></text:span><text:span text:style-name="Default_20_Paragraph_20_Font"><text:span text:style-name="T29">LA </text:span></text:span><text:span text:style-name="Default_20_Paragraph_20_Font"><text:span text:style-name="T33">C.P. MARÍA ISABEL VIOLETA VÁZQUEZ MENCHACA, </text:span></text:span><text:span text:style-name="Default_20_Paragraph_20_Font"><text:span text:style-name="T29">A QUIEN EN LO SUCESIVO SE LE DENOMINARA </text:span></text:span><text:span text:style-name="Default_20_Paragraph_20_Font"><text:span text:style-name="T33">“EL PRESTADOR DE SERVICIOS”</text:span></text:span><text:span text:style-name="Default_20_Paragraph_20_Font"><text:span text:style-name="T28"> Y POR LA OTRA, </text:span></text:span><text:bookmark-start text:name="_Hlk489267135"/><text:span text:style-name="Default_20_Paragraph_20_Font"><text:span text:style-name="T41">EL (A) C. </text:span></text:span><text:span text:style-name="Default_20_Paragraph_20_Font"><text:span text:style-name="T41"><text:user-field-get text:name="py3o.obj.partner_id.name">partner_id</text:user-field-get></text:span></text:span><text:span text:style-name="Default_20_Paragraph_20_Font"><text:span text:style-name="T41"><text:s/></text:span></text:span><text:span text:style-name="Default_20_Paragraph_20_Font"><text:span text:style-name="T43">A QUIEN EN LO SUCESIVO SE LE DENOMINARÁ COMO </text:span></text:span><text:span text:style-name="Default_20_Paragraph_20_Font"><text:span text:style-name="T41">“EL CLIENTE”</text:span></text:span><text:span text:style-name="Default_20_Paragraph_20_Font"><text:span text:style-name="T28">, QUIENES ACTUANDO EN SU CONJUNTO SE LES DENOMINARÁ </text:span></text:span><text:span text:style-name="Default_20_Paragraph_20_Font"><text:span text:style-name="T32">“LAS PARTES”</text:span></text:span><text:span text:style-name="Default_20_Paragraph_20_Font"><text:span text:style-name="T28">, DE CONFORMIDAD CON LOS ANTECEDENTES, DECLARACIONES Y CLÁUSULAS SIGUIENTES: </text:span></text:span></text:p>
      <text:h text:style-name="P81" text:outline-level="2"><text:bookmark-end text:name="_Hlk489267135"/>A N T E C E D E N T E S</text:h>
      <text:p text:style-name="P86"><text:span text:style-name="Default_20_Paragraph_20_Font"><text:span text:style-name="T28">Con fecha </text:span></text:span><text:span text:style-name="Default_20_Paragraph_20_Font"><text:span text:style-name="T28"><text:text-input text:description="py3o://function=&quot;format_datetime(obj.confirmation_date,format='full',locale='es_MX')&quot;">[confirmation_date]</text:text-input></text:span></text:span><text:span text:style-name="Default_20_Paragraph_20_Font"><text:span text:style-name="T28"><text:s/>el PRESTADOR DE SERVICIOS remitió al CLIENTE la propuesta </text:span></text:span><text:span text:style-name="Default_20_Paragraph_20_Font"><text:span text:style-name="T28"><text:user-field-get text:name="py3o.obj.name">Order Number</text:user-field-get></text:span></text:span><text:span text:style-name="Default_20_Paragraph_20_Font"><text:span text:style-name="T28"><text:s/>en la cual se describe de forma detallada los servicios producto de este contrato.</text:span></text:span></text:p>
      <text:h text:style-name="P81" text:outline-level="2"><text:bookmark-start text:name="_Toc2946357"/>D E C L A R A C I O N E S:<text:bookmark-end text:name="_Toc2946357"/></text:h>
      <text:list xml:id="list2058435455" text:style-name="L1">
        <text:list-item>
          <text:p text:style-name="P83">Declara EL PRESTADOR DEL SERVICIO, a través de su representante legal que:</text:p>
        </text:list-item>
      </text:list>
      <text:p text:style-name="P70"><text:span text:style-name="Default_20_Paragraph_20_Font"><text:span text:style-name="T30">I.I</text:span></text:span><text:span text:style-name="Default_20_Paragraph_20_Font"><text:span text:style-name="T34">. </text:span></text:span><text:span text:style-name="Default_20_Paragraph_20_Font"><text:span text:style-name="T30">E</text:span></text:span><text:span text:style-name="Default_20_Paragraph_20_Font"><text:span text:style-name="T28">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71"><text:span text:style-name="Default_20_Paragraph_20_Font"><text:span text:style-name="T30">I.II. Que la C. María Isabel Violeta Vázquez Menchaca, </text:span></text:span><text:span text:style-name="Default_20_Paragraph_20_Font"><text:span text:style-name="T28">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73">I.III. Tiene como objeto la asesoría y consultoría en materia financiera, auditoria, legal, contable, administrativa, procesos y sistemas e inmobiliaria, así como la realización y prestaciones de toda clase de servicios, entre otros.</text:p>
      <text:p text:style-name="P73">I.IV. Cuenta con la capacidad, los conocimientos profesionales, técnicos y la experiencia necesaria en materia fiscal y contable para realizar los servicios objeto de este Contrato.</text:p>
      <text:p text:style-name="P70"><text:span text:style-name="Default_20_Paragraph_20_Font"><text:span text:style-name="T28">I.V. Su domicilio fiscal </text:span></text:span><text:span text:style-name="Default_20_Paragraph_20_Font"><text:span text:style-name="T44">y</text:span></text:span><text:span text:style-name="Default_20_Paragraph_20_Font"><text:span text:style-name="T28"> para los efectos del presente Contrato se encuentra ubicado en la Providencia 1415, Col. Tlacoquemécatl del Valle, Delegación Benito Juárez, C.P. 03200, Ciudad de México.</text:span></text:span></text:p>
      <text:list xml:id="list151153074999252" text:continue-numbering="true" text:style-name="L1">
        <text:list-item>
          <text:p text:style-name="P84">Declara EL CLIENTE, que:</text:p>
        </text:list-item>
      </text:list>
      <text:p text:style-name="P66"><text:span text:style-name="Default_20_Paragraph_20_Font"><text:span text:style-name="T34"><text:tab/></text:span></text:span><text:bookmark-start text:name="_Hlk2947614"/><text:span text:style-name="Default_20_Paragraph_20_Font"><text:span text:style-name="T34">II.I. </text:span></text:span><text:span text:style-name="Default_20_Paragraph_20_Font"><text:span text:style-name="T30">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66"><text:span text:style-name="Default_20_Paragraph_20_Font"><text:span text:style-name="T32">II.II.</text:span></text:span><text:span text:style-name="Default_20_Paragraph_20_Font"><text:span text:style-name="T28">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32">PRESTADOR DE SERVICIOS</text:span></text:span><text:span text:style-name="Default_20_Paragraph_20_Font"><text:span text:style-name="T28"> para la celebración del Contrato.</text:span></text:span></text:p>
      <text:p text:style-name="P88"><text:span text:style-name="Default_20_Paragraph_20_Font"><text:span text:style-name="T32">II.III.</text:span></text:span><text:span text:style-name="Default_20_Paragraph_20_Font"><text:span text:style-name="T34"> </text:span></text:span><text:bookmark-start text:name="_Hlk497471995"/><text:span text:style-name="Default_20_Paragraph_20_Font"><text:span text:style-name="T30">Para los efectos judiciales y extrajudiciales relativos al presente contrato, señala como su domicilio el siguiente</text:span></text:span><text:bookmark-end text:name="_Hlk497471995"/><text:span text:style-name="Default_20_Paragraph_20_Font"><text:span text:style-name="T40">: </text:span></text:span><text:span text:style-name="Default_20_Paragraph_20_Font"><text:span text:style-name="T40"><text:user-field-get text:name="py3o.obj.partner_id.address">address</text:user-field-get></text:span></text:span></text:p>
      <text:p text:style-name="P66"><text:span text:style-name="Default_20_Paragraph_20_Font"><text:span text:style-name="T40"/></text:span></text:p>
      <text:p text:style-name="P66"><text:span text:style-name="Default_20_Paragraph_20_Font"><text:span text:style-name="T32">II.IV.</text:span></text:span><text:span text:style-name="Default_20_Paragraph_20_Font"><text:span text:style-name="T28"> Bajo protesta de decir verdad, la información declarada en el presente contrato y documentos que proporcione a </text:span></text:span><text:span text:style-name="Default_20_Paragraph_20_Font"><text:span text:style-name="T32">EL PRESTADOR DE SERVICIOS,</text:span></text:span><text:span text:style-name="Default_20_Paragraph_20_Font"><text:span text:style-name="T28"> son verídicos y no incurren en falsedad o fraude; asimismo establece no estar vinculado con actividades ilícitas y que el dinero para el pago de los servicios prestados es de procedencia lícita.</text:span></text:span></text:p>
      <text:list xml:id="list151153898802536" text:continue-numbering="true" text:style-name="L1">
        <text:list-item>
          <text:p text:style-name="P85"><text:bookmark-end text:name="_Hlk2947614"/>Declaran las partes que</text:p>
        </text:list-item>
      </text:list>
      <text:p text:style-name="P67"><text:span text:style-name="Default_20_Paragraph_20_Font"><text:span text:style-name="T28"><text:tab/></text:span></text:span><text:span text:style-name="Default_20_Paragraph_20_Font"><text:span text:style-name="T32">III. 1.</text:span></text:span><text:span text:style-name="Default_20_Paragraph_20_Font"><text:span text:style-name="T28">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32">2224, 2225 y 2230 del Código Civil Federal.</text:span></text:span></text:p>
      <text:p text:style-name="P66"><text:span text:style-name="Default_20_Paragraph_20_Font"><text:span text:style-name="T32"><text:tab/>III.2. </text:span></text:span><text:span text:style-name="Default_20_Paragraph_20_Font"><text:span text:style-name="T28">De conformidad con las anteriores declaraciones, las partes reconocen su personalidad jurídica y la capacidad legal que ostentan, así mismo conocen el alcance y contenido de este contrato y están de acuerdo en someterse a las siguientes:</text:span></text:span></text:p>
      <text:p text:style-name="P68"/>
      <text:h text:style-name="P82" text:outline-level="2"><text:bookmark-start text:name="_Toc2946358"/>C L Á U S U L A S<text:bookmark-end text:name="_Toc2946358"/></text:h>
      <text:p text:style-name="P89"><text:span text:style-name="Default_20_Paragraph_20_Font"><text:span text:style-name="T32">PRIMERA. –</text:span></text:span><text:span text:style-name="Default_20_Paragraph_20_Font"><text:span text:style-name="T28"> </text:span></text:span><text:span text:style-name="Default_20_Paragraph_20_Font"><text:span text:style-name="T32">LAS PARTES</text:span></text:span><text:span text:style-name="Default_20_Paragraph_20_Font"><text:span text:style-name="T28"> convienen de común acuerdo en celebrar el presente Contrato de Prestación de Servicios de Capacitación, y que se describen de manera detallada en la propuesta con número de folio </text:span></text:span><text:span text:style-name="Default_20_Paragraph_20_Font"><text:span text:style-name="T28"><text:user-field-get text:name="py3o.obj.name">Order Number</text:user-field-get></text:span></text:span><text:span text:style-name="Default_20_Paragraph_20_Font"><text:span text:style-name="T28"><text:s/>, misma que se agrega al presente contrato como “Anexo 1”. </text:span></text:span></text:p>
      <text:p text:style-name="P71"><text:span text:style-name="Default_20_Paragraph_20_Font"><text:span text:style-name="T32">El CLIENTE</text:span></text:span><text:span text:style-name="Default_20_Paragraph_20_Font"><text:span text:style-name="T28"> deberá de acatar los lineamientos, reglas y políticas que en su caso pudieran ser establecidas </text:span></text:span><text:span text:style-name="Default_20_Paragraph_20_Font"><text:span text:style-name="T32">EL PRESTADOR DE SERVICIOS, </text:span></text:span><text:span text:style-name="Default_20_Paragraph_20_Font"><text:span text:style-name="T28">los cuales se señalan en el reglamento de capacitación, el cual se agrega al presente contrato como </text:span></text:span><text:span text:style-name="Default_20_Paragraph_20_Font"><text:span text:style-name="T32">“ANEXO 2”. SEGUNDA. -</text:span></text:span><text:span text:style-name="Default_20_Paragraph_20_Font"><text:span text:style-name="T28"> El CLIENTE se obliga a cubrir el pago estipulado en la Ficha de Inscripción, bajo los conceptos, cantidades, especificaciones, precios, tiempos y/o modos de entrega y demás especificaciones inherentes a los mismos.</text:span></text:span></text:p>
      <text:p text:style-name="P71"><text:span text:style-name="Default_20_Paragraph_20_Font"><text:span text:style-name="T32">TERCERA</text:span></text:span><text:span text:style-name="Default_20_Paragraph_20_Font"><text:span text:style-name="T28">.</text:span></text:span><text:span text:style-name="Default_20_Paragraph_20_Font"><text:span text:style-name="T34"> </text:span></text:span><text:span text:style-name="Default_20_Paragraph_20_Font"><text:span text:style-name="T37">Las partes reconocen expresamente que la única relación jurídica entre </text:span></text:span><text:span text:style-name="Default_20_Paragraph_20_Font"><text:span text:style-name="T38">EL PRESTADOR DE SERVICIOS y EL CLIENTE,</text:span></text:span><text:span text:style-name="Default_20_Paragraph_20_Font"><text:span text:style-name="T37">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38">PRESTADOR DE SERVICIOS y EL CLIENTE,</text:span></text:span><text:span text:style-name="Default_20_Paragraph_20_Font"><text:span text:style-name="T37"> por virtud de la ejecución de </text:span></text:span><text:span text:style-name="Default_20_Paragraph_20_Font"><text:span text:style-name="T38">LOS SERVICIOS.</text:span></text:span><text:span text:style-name="Default_20_Paragraph_20_Font"><text:span text:style-name="T37"> </text:span></text:span></text:p>
      <text:p text:style-name="P71"><text:span text:style-name="Default_20_Paragraph_20_Font"><text:span text:style-name="T32">CUARTA</text:span></text:span><text:span text:style-name="Default_20_Paragraph_20_Font"><text:span text:style-name="T28">. - La inasistencia por parte del CLIENTE, ya sea vía presencial o vía remota o el incumplimiento de cualquiera de sus obligaciones derivadas del presente Contrato, no obliga al </text:span></text:span><text:span text:style-name="Default_20_Paragraph_20_Font"><text:span text:style-name="T32">PRESTADOR DE SERVICIOS </text:span></text:span><text:span text:style-name="Default_20_Paragraph_20_Font"><text:span text:style-name="T28">a expedir la constancia de participación del </text:span></text:span><text:span text:style-name="Default_20_Paragraph_20_Font"><text:span text:style-name="T32">CLIENTE, </text:span></text:span><text:span text:style-name="Default_20_Paragraph_20_Font"><text:span text:style-name="T28">ni a realizar el rembolso por el pago del servicio. </text:span></text:span></text:p>
      <text:p text:style-name="P71"><text:span text:style-name="Default_20_Paragraph_20_Font"><text:span text:style-name="T32">QUINTA</text:span></text:span><text:span text:style-name="Default_20_Paragraph_20_Font"><text:span text:style-name="T28">.-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71"><text:span text:style-name="Default_20_Paragraph_20_Font"><text:span text:style-name="T32">SEXTA.- LAS PARTES </text:span></text:span><text:span text:style-name="Default_20_Paragraph_20_Font"><text:span text:style-name="T28">se obligan a no divulgar a terceros o dar un uso distinto al autorizado en términos del presente contrato. La información que </text:span></text:span><text:span text:style-name="Default_20_Paragraph_20_Font"><text:span text:style-name="T32">EL PRESTADOR DE SERVICIOS</text:span></text:span><text:span text:style-name="Default_20_Paragraph_20_Font"><text:span text:style-name="T28"> proporcione al </text:span></text:span><text:span text:style-name="Default_20_Paragraph_20_Font"><text:span text:style-name="T32">CLIENTE,</text:span></text:span><text:span text:style-name="Default_20_Paragraph_20_Font"><text:span text:style-name="T28"> será estrictamente confidencial, misma que en forma enunciativa mas no limitativa consistirá en datos protegidos por la </text:span></text:span><text:span text:style-name="Default_20_Paragraph_20_Font"><text:span text:style-name="T32">LEY FEDERAL DE PROTECCIÓN DE DATOS PERSONALES EN POSESIÓN DE LOS</text:span></text:span><text:span text:style-name="Default_20_Paragraph_20_Font"><text:span text:style-name="T28"> </text:span></text:span><text:span text:style-name="Default_20_Paragraph_20_Font"><text:span text:style-name="T32">PARTICULARES,</text:span></text:span><text:span text:style-name="Default_20_Paragraph_20_Font"><text:span text:style-name="T28">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32">EL PRESTADOR DE SERVICIOS </text:span></text:span><text:span text:style-name="Default_20_Paragraph_20_Font"><text:span text:style-name="T28">estará incluida en la información confidencial.</text:span></text:span></text:p>
      <text:p text:style-name="P71"><text:span text:style-name="Default_20_Paragraph_20_Font"><text:span text:style-name="T32">SÉPTIMA</text:span></text:span><text:span text:style-name="Default_20_Paragraph_20_Font"><text:span text:style-name="T28">.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74"/>
      <text:p text:style-name="P71"><text:span text:style-name="Default_20_Paragraph_20_Font"><text:span text:style-name="T28">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28"><text:text-input text:description="py3o://function=&quot;format_datetime(obj.confirmation_date,format='full',locale='es_MX')&quot;">[confirmation_date]</text:text-input></text:span></text:span></text:p>
      <text:p text:style-name="P69"/>
      <table:table table:name="Table1" table:style-name="Table1">
        <table:table-column table:style-name="Table1.A"/>
        <table:table-column table:style-name="Table1.B"/>
        <table:table-row>
          <table:table-cell table:style-name="Table1.A1" office:value-type="string">
            <text:p text:style-name="P75">EL CLIENTE</text:p>
          </table:table-cell>
          <table:table-cell table:style-name="Table1.A1" office:value-type="string">
            <text:p text:style-name="P72"><draw:frame draw:style-name="fr3" draw:name="Imagen 2" text:anchor-type="paragraph" svg:x="0.089in" svg:y="0.0075in" svg:width="1.2335in" style:rel-width="scale" svg:height="0.8791in" style:rel-height="scale" draw:z-index="5"><draw:image xlink:href="Pictures/100002010000010F000000C15F4DB11EFAC5CF27.png" xlink:type="simple" xlink:show="embed" xlink:actuate="onLoad" loext:mime-type="image/png"/></draw:frame><text:span text:style-name="Default_20_Paragraph_20_Font"><text:span text:style-name="T28">EL PRESTADOR DE SERVICIOS</text:span></text:span></text:p>
          </table:table-cell>
        </table:table-row>
        <table:table-row>
          <table:table-cell table:style-name="Table1.A1" office:value-type="string">
            <text:p text:style-name="P75"/>
            <text:p text:style-name="P75"/>
            <text:p text:style-name="P76"/>
            <text:p text:style-name="P75">__________________________________</text:p>
            <text:p text:style-name="P75"/>
          </table:table-cell>
          <table:table-cell table:style-name="Table1.A1" office:value-type="string">
            <text:p text:style-name="P75"/>
            <text:p text:style-name="P75"/>
            <text:p text:style-name="P76"/>
            <text:p text:style-name="P75">__________________________.</text:p>
            <text:p text:style-name="P75">OTERCES CONSULTORES DE MÉXICO, S.A. DE C.V.</text:p>
          </table:table-cell>
        </table:table-row>
      </table:table>
      <text:p text:style-name="P24"><text:text-input text:description="py3o:///for">/for</text:text-input></text:p>
      <text:p text:style-name="P24"><draw:frame draw:style-name="fr2" draw:name="Imagen 4" text:anchor-type="as-char" svg:y="0.3402in" svg:width="1.3264in" style:rel-width="scale" svg:height="0.4957in" style:rel-height="scale" draw:z-index="6"><draw:image xlink:href="Pictures/100002010000085D00000321E1699FB69C1CA0CB.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M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3929in">
          <style:column style:rel-width="32767*" fo:start-indent="0in" fo:end-indent="0.1965in"/>
          <style:column style:rel-width="32768*" fo:start-indent="0.1965in" fo:end-indent="0in"/>
        </style:columns>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3"><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quot;">[user.company_id._display_report_header]</text:text-input></text:p>
            </table:table-cell>
          </table:table-row>
        </table:table>
        <text:p text:style-name="MP3"/>
      </style:header>
      <style:footer>
        <text:p text:style-name="Footer">Page <text:page-number text:select-page="current">4</text:page-number><text:s/>/ <text:page-count>5</text:page-count></text:p>
      </style:footer>
    </style:master-page>
    <style:master-page style:name="MP0" style:page-layout-name="Mpm2">
      <style:header>
        <text:p text:style-name="MP4"/>
        <text:p text:style-name="MP4"/>
      </style:header>
      <style:footer>
        <text:p text:style-name="Footer"><draw:frame draw:style-name="Mfr2" draw:name="Imagen 5" text:anchor-type="paragraph" svg:y="-0.0362in" svg:width="7.3181in" style:rel-width="scale" svg:height="0.9839in" style:rel-height="scale" draw:z-index="4"><draw:image xlink:href="Pictures/10000201000009F7000001579B3FF19E016BC370.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3T15:11:51.428610027</dc:date>
    <meta:editing-duration>P2DT8H27M29S</meta:editing-duration>
    <meta:editing-cycles>617</meta:editing-cycles>
    <meta:generator>LibreOffice/6.3.1.2$MacOSX_X86_64 LibreOffice_project/b79626edf0065ac373bd1df5c28bd630b4424273</meta:generator>
    <meta:document-statistic meta:table-count="10" meta:image-count="3" meta:object-count="0" meta:page-count="5" meta:paragraph-count="141" meta:word-count="1676" meta:character-count="11162" meta:non-whitespace-character-count="9700"/>
  </office:meta>
</office:document-meta>
</file>